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88.86mm"/>
    </style:style>
    <style:style style:name="co4" style:family="table-column">
      <style:table-column-properties fo:break-before="auto" style:column-width="93.68mm"/>
    </style:style>
    <style:style style:name="co5" style:family="table-column">
      <style:table-column-properties fo:break-before="auto" style:column-width="119.8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vcu-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CONN_02X20</text:p>
          </table:table-cell>
          <table:table-cell office:value-type="string" calcext:value-type="string">
            <text:p>Socket_Strips:Socket_Strip_Straight_2x20</text:p>
          </table:table-cell>
          <table:table-cell office:value-type="string" calcext:value-type="string">
            <text:p>https://www.mouser.ca/datasheet/2/527/dw-1369989.pdf</text:p>
          </table:table-cell>
          <table:table-cell office:value-type="string" calcext:value-type="string">
            <text:p><text:a xlink:href="https://www.mouser.ca/ProductDetail/Samtec/DW-20-14-T-D-560?qs=sGAEpiMZZMvffgRu4KC1RxM6nKwEP14ARIh8gL%2FgeHYrhpft3ceocQ%3D%3D" xlink:type="simple">https://www.mouser.ca/ProductDetail/Samtec/DW-20-14-T-D-560?qs=sGAEpiMZZMvffgRu4KC1RxM6nKwEP14ARIh8gL%2FgeHYrhpft3ceocQ%3D%3D</text:a>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MCP3008</text:p>
          </table:table-cell>
          <table:table-cell office:value-type="string" calcext:value-type="string">
            <text:p>Housings_DIP:DIP-16_W7.62mm</text:p>
          </table:table-cell>
          <table:table-cell office:value-type="string" calcext:value-type="string">
            <text:p>https://www.mouser.ca/datasheet/2/268/21295b-72710.pdf</text:p>
          </table:table-cell>
          <table:table-cell office:value-type="string" calcext:value-type="string">
            <text:p>https://www.mouser.ca/ProductDetail/Microchip-Technology/MCP3008-I-P?qs=sGAEpiMZZMsUzhEcHltCuWSXLB5uNgVo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ONN_02X12</text:p>
          </table:table-cell>
          <table:table-cell office:value-type="string" calcext:value-type="string">
            <text:p>footprint:connect24_2_12</text:p>
          </table:table-cell>
          <table:table-cell office:value-type="string" calcext:value-type="string">
            <text:p>https://www.mouser.ca/datasheet/2/418/NG_CD_794618_F2-1259806.pdf</text:p>
          </table:table-cell>
          <table:table-cell office:value-type="string" calcext:value-type="string">
            <text:p>https://www.mouser.ca/ProductDetail/571-5-794618-4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NCV1124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https://www.mouser.ca/datasheet/2/308/NCV1124%20DATA%20SHEET-113730.pdf</text:p>
          </table:table-cell>
          <table:table-cell office:value-type="string" calcext:value-type="string">
            <text:p>https://www.mouser.ca/ProductDetail/ON-Semiconductor/NCV1124DR2G?qs=sGAEpiMZZMvFp%252ByPHbnZYyca5acOLCN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Socket_Strips:Socket_Strip_Straight_1x08</text:p>
          </table:table-cell>
          <table:table-cell office:value-type="string" calcext:value-type="string">
            <text:p>https://www.mouser.ca/datasheet/2/418/NG_CD_1445050_B5-1238100.pdf</text:p>
          </table:table-cell>
          <table:table-cell office:value-type="string" calcext:value-type="string">
            <text:p>https://www.mouser.ca/ProductDetail/TE-Connectivity-AMP/3-1445050-2?qs=sGAEpiMZZMuzXLcWrSfMr%2BPRuh9VCiHXHYdP5f2z%2BRs%3D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HN_15-2411WI_</text:p>
          </table:table-cell>
          <table:table-cell office:value-type="string" calcext:value-type="string">
            <text:p>footprint:THN_15-2411WI</text:p>
          </table:table-cell>
          <table:table-cell office:value-type="string" calcext:value-type="string">
            <text:p>https://www.mouser.ca/datasheet/2/687/thn15wi-519408.pdf</text:p>
          </table:table-cell>
          <table:table-cell office:value-type="string" calcext:value-type="string">
            <text:p>https://www.mouser.ca/ProductDetail/TRACO-Power/THN-15-2411WI?qs=sGAEpiMZZMvGsmoEFRKS8GuhBnqedIdiOPpMF85XbmnEuq5IW5GuWg%3D%3D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Housings_DIP:DIP-4_W7.62mm</text:p>
          </table:table-cell>
          <table:table-cell office:value-type="string" calcext:value-type="string">
            <text:p>https://www.mouser.ca/datasheet/2/365/SHARP_PC817XNNSZ1B-1360352.pdf</text:p>
          </table:table-cell>
          <table:table-cell office:value-type="string" calcext:value-type="string">
            <text:p>https://www.mouser.ca/ProductDetail/Sharp-Microelectronics/PC817XNNSZ1B?qs=sGAEpiMZZMve4%2FbfQkoj%252BFcEmb5OjAn4B5kgnqYl3dk%3D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Housings_DIP:DIP-4_W7.62mm</text:p>
          </table:table-cell>
          <table:table-cell office:value-type="string" calcext:value-type="string">
            <text:p>https://www.mouser.ca/datasheet/2/365/SHARP_PC817XNNSZ1B-1360352.pdf</text:p>
          </table:table-cell>
          <table:table-cell office:value-type="string" calcext:value-type="string">
            <text:p>https://www.mouser.ca/ProductDetail/Sharp-Microelectronics/PC817XNNSZ1B?qs=sGAEpiMZZMve4%2FbfQkoj%252BFcEmb5OjAn4B5kgnqYl3dk%3D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Housings_DIP:DIP-4_W7.62mm</text:p>
          </table:table-cell>
          <table:table-cell office:value-type="string" calcext:value-type="string">
            <text:p>https://www.mouser.ca/datasheet/2/365/SHARP_PC817XNNSZ1B-1360352.pdf</text:p>
          </table:table-cell>
          <table:table-cell office:value-type="string" calcext:value-type="string">
            <text:p>https://www.mouser.ca/ProductDetail/Sharp-Microelectronics/PC817XNNSZ1B?qs=sGAEpiMZZMve4%2FbfQkoj%252BFcEmb5OjAn4B5kgnqYl3dk%3D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Housings_DIP:DIP-4_W7.62mm</text:p>
          </table:table-cell>
          <table:table-cell office:value-type="string" calcext:value-type="string">
            <text:p>https://www.mouser.ca/datasheet/2/365/SHARP_PC817XNNSZ1B-1360352.pdf</text:p>
          </table:table-cell>
          <table:table-cell office:value-type="string" calcext:value-type="string">
            <text:p>https://www.mouser.ca/ProductDetail/Sharp-Microelectronics/PC817XNNSZ1B?qs=sGAEpiMZZMve4%2FbfQkoj%252BFcEmb5OjAn4B5kgnqYl3dk%3D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Housings_DIP:DIP-4_W7.62mm</text:p>
          </table:table-cell>
          <table:table-cell office:value-type="string" calcext:value-type="string">
            <text:p>https://www.mouser.ca/datasheet/2/365/SHARP_PC817XNNSZ1B-1360352.pdf</text:p>
          </table:table-cell>
          <table:table-cell office:value-type="string" calcext:value-type="string">
            <text:p>https://www.mouser.ca/ProductDetail/Sharp-Microelectronics/PC817XNNSZ1B?qs=sGAEpiMZZMve4%2FbfQkoj%252BFcEmb5OjAn4B5kgnqYl3dk%3D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Housings_DIP:DIP-4_W7.62mm</text:p>
          </table:table-cell>
          <table:table-cell office:value-type="string" calcext:value-type="string">
            <text:p>https://www.mouser.ca/datasheet/2/365/SHARP_PC817XNNSZ1B-1360352.pdf</text:p>
          </table:table-cell>
          <table:table-cell office:value-type="string" calcext:value-type="string">
            <text:p>https://www.mouser.ca/ProductDetail/Sharp-Microelectronics/PC817XNNSZ1B?qs=sGAEpiMZZMve4%2FbfQkoj%252BFcEmb5OjAn4B5kgnqYl3dk%3D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esistors_ThroughHole:Resistor_Horizontal_RM20mm</text:p>
          </table:table-cell>
          <table:table-cell office:value-type="string" calcext:value-type="string">
            <text:p>https://www.mouser.ca/datasheet/2/427/pr010203-1128750.pdf</text:p>
          </table:table-cell>
          <table:table-cell office:value-type="string" calcext:value-type="string">
            <text:p>https://www.mouser.ca/ProductDetail/?qs=LCMWAU1DZcyQzYgWWU5IFA%3D%3D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esistors_ThroughHole:Resistor_Horizontal_RM20mm</text:p>
          </table:table-cell>
          <table:table-cell office:value-type="string" calcext:value-type="string">
            <text:p>https://www.mouser.ca/datasheet/2/427/pr010203-1128750.pdf</text:p>
          </table:table-cell>
          <table:table-cell office:value-type="string" calcext:value-type="string">
            <text:p>https://www.mouser.ca/ProductDetail/?qs=LCMWAU1DZcyQzYgWWU5IFA%3D%3D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6.9K</text:p>
          </table:table-cell>
          <table:table-cell office:value-type="string" calcext:value-type="string">
            <text:p>Resistors_ThroughHole:Resistor_Horizontal_RM7mm</text:p>
          </table:table-cell>
          <table:table-cell office:value-type="string" calcext:value-type="string">
            <text:p>https://www.mouser.ca/datasheet/2/427/ccf5560-1211415.pdf</text:p>
          </table:table-cell>
          <table:table-cell office:value-type="string" calcext:value-type="string">
            <text:p>https://www.mouser.ca/ProductDetail/Vishay-Dale/CCF5516K9FKE36?qs=sGAEpiMZZMtlubZbdhIBIK/mTSw8IDwvWHOMDZccZRU%3D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047uf</text:p>
          </table:table-cell>
          <table:table-cell office:value-type="string" calcext:value-type="string">
            <text:p>Capacitors_ThroughHole:C_Rect_L13_W4_P10</text:p>
          </table:table-cell>
          <table:table-cell office:value-type="string" calcext:value-type="string">
            <text:p>https://www.mouser.ca/datasheet/2/212/KEM_F3095_R46_X2_310_110C-1104274.pdf</text:p>
          </table:table-cell>
          <table:table-cell office:value-type="string" calcext:value-type="string">
            <text:p>https://www.mouser.ca/ProductDetail/KEMET/R463F247000N0K?qs=sGAEpiMZZMsh%2B1woXyUXj9ece4xm99ovEOkuJWF0%2B00%3D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047uf</text:p>
          </table:table-cell>
          <table:table-cell office:value-type="string" calcext:value-type="string">
            <text:p>Capacitors_ThroughHole:C_Rect_L13_W4_P10</text:p>
          </table:table-cell>
          <table:table-cell office:value-type="string" calcext:value-type="string">
            <text:p>https://www.mouser.ca/datasheet/2/212/KEM_F3095_R46_X2_310_110C-1104274.pdf</text:p>
          </table:table-cell>
          <table:table-cell office:value-type="string" calcext:value-type="string">
            <text:p>https://www.mouser.ca/ProductDetail/KEMET/R463F247000N0K?qs=sGAEpiMZZMsh%2B1woXyUXj9ece4xm99ovEOkuJWF0%2B00%3D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NCV1124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https://www.mouser.ca/datasheet/2/308/NCV1124%20DATA%20SHEET-113730.pdf</text:p>
          </table:table-cell>
          <table:table-cell office:value-type="string" calcext:value-type="string">
            <text:p>https://www.mouser.ca/ProductDetail/ON-Semiconductor/NCV1124DR2G?qs=sGAEpiMZZMvFp%252ByPHbnZYyca5acOLCNt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esistors_ThroughHole:Resistor_Horizontal_RM20mm</text:p>
          </table:table-cell>
          <table:table-cell office:value-type="string" calcext:value-type="string">
            <text:p>https://www.mouser.ca/datasheet/2/427/pr010203-1128750.pdf</text:p>
          </table:table-cell>
          <table:table-cell office:value-type="string" calcext:value-type="string">
            <text:p>https://www.mouser.ca/ProductDetail/?qs=LCMWAU1DZcyQzYgWWU5IFA%3D%3D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esistors_ThroughHole:Resistor_Horizontal_RM20mm</text:p>
          </table:table-cell>
          <table:table-cell office:value-type="string" calcext:value-type="string">
            <text:p>https://www.mouser.ca/datasheet/2/427/pr010203-1128750.pdf</text:p>
          </table:table-cell>
          <table:table-cell office:value-type="string" calcext:value-type="string">
            <text:p>https://www.mouser.ca/ProductDetail/?qs=LCMWAU1DZcyQzYgWWU5IFA%3D%3D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6.9K</text:p>
          </table:table-cell>
          <table:table-cell office:value-type="string" calcext:value-type="string">
            <text:p>Resistors_ThroughHole:Resistor_Horizontal_RM7mm</text:p>
          </table:table-cell>
          <table:table-cell office:value-type="string" calcext:value-type="string">
            <text:p>https://www.mouser.ca/datasheet/2/427/ccf5560-1211415.pdf</text:p>
          </table:table-cell>
          <table:table-cell office:value-type="string" calcext:value-type="string">
            <text:p>https://www.mouser.ca/ProductDetail/Vishay-Dale/CCF5516K9FKE36?qs=sGAEpiMZZMtlubZbdhIBIK/mTSw8IDwvWHOMDZccZRU%3D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047uf</text:p>
          </table:table-cell>
          <table:table-cell office:value-type="string" calcext:value-type="string">
            <text:p>Capacitors_ThroughHole:C_Rect_L13_W4_P10</text:p>
          </table:table-cell>
          <table:table-cell office:value-type="string" calcext:value-type="string">
            <text:p>https://www.mouser.ca/datasheet/2/212/KEM_F3095_R46_X2_310_110C-1104274.pdf</text:p>
          </table:table-cell>
          <table:table-cell office:value-type="string" calcext:value-type="string">
            <text:p>https://www.mouser.ca/ProductDetail/KEMET/R463F247000N0K?qs=sGAEpiMZZMsh%2B1woXyUXj9ece4xm99ovEOkuJWF0%2B00%3D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047uf</text:p>
          </table:table-cell>
          <table:table-cell office:value-type="string" calcext:value-type="string">
            <text:p>Capacitors_ThroughHole:C_Rect_L13_W4_P10</text:p>
          </table:table-cell>
          <table:table-cell office:value-type="string" calcext:value-type="string">
            <text:p>https://www.mouser.ca/datasheet/2/212/KEM_F3095_R46_X2_310_110C-1104274.pdf</text:p>
          </table:table-cell>
          <table:table-cell office:value-type="string" calcext:value-type="string">
            <text:p>https://www.mouser.ca/ProductDetail/KEMET/R463F247000N0K?qs=sGAEpiMZZMsh%2B1woXyUXj9ece4xm99ovEOkuJWF0%2B00%3D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.6pf</text:p>
          </table:table-cell>
          <table:table-cell office:value-type="string" calcext:value-type="string">
            <text:p>Capacitors_ThroughHole:C_Disc_D3_P2.5</text:p>
          </table:table-cell>
          <table:table-cell office:value-type="string" calcext:value-type="string">
            <text:p>https://www.mouser.ca/datasheet/2/400/eadmlcc_halogenfree_fa_en-845009.pdf</text:p>
          </table:table-cell>
          <table:table-cell office:value-type="string" calcext:value-type="string">
            <text:p>https://www.mouser.ca/ProductDetail/TDK/FA18C0G1H1R5CNU00?qs=sGAEpiMZZMt3KoXD5rJ2N29dp4N5a5oW2jRCkGZEmfI5%2BqimiAbaag%3D%3D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.6pf</text:p>
          </table:table-cell>
          <table:table-cell office:value-type="string" calcext:value-type="string">
            <text:p>Capacitors_ThroughHole:C_Disc_D3_P2.5</text:p>
          </table:table-cell>
          <table:table-cell office:value-type="string" calcext:value-type="string">
            <text:p>https://www.mouser.ca/datasheet/2/400/eadmlcc_halogenfree_fa_en-845009.pdf</text:p>
          </table:table-cell>
          <table:table-cell office:value-type="string" calcext:value-type="string">
            <text:p>https://www.mouser.ca/ProductDetail/TDK/FA18C0G1H1R5CNU00?qs=sGAEpiMZZMt3KoXD5rJ2N29dp4N5a5oW2jRCkGZEmfI5%2BqimiAbaag%3D%3D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.6pf</text:p>
          </table:table-cell>
          <table:table-cell office:value-type="string" calcext:value-type="string">
            <text:p>Capacitors_ThroughHole:C_Disc_D3_P2.5</text:p>
          </table:table-cell>
          <table:table-cell office:value-type="string" calcext:value-type="string">
            <text:p>https://www.mouser.ca/datasheet/2/400/eadmlcc_halogenfree_fa_en-845009.pdf</text:p>
          </table:table-cell>
          <table:table-cell office:value-type="string" calcext:value-type="string">
            <text:p>https://www.mouser.ca/ProductDetail/TDK/FA18C0G1H1R5CNU00?qs=sGAEpiMZZMt3KoXD5rJ2N29dp4N5a5oW2jRCkGZEmfI5%2BqimiAbaag%3D%3D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.6pf</text:p>
          </table:table-cell>
          <table:table-cell office:value-type="string" calcext:value-type="string">
            <text:p>Capacitors_ThroughHole:C_Disc_D3_P2.5</text:p>
          </table:table-cell>
          <table:table-cell office:value-type="string" calcext:value-type="string">
            <text:p>https://www.mouser.ca/datasheet/2/400/eadmlcc_halogenfree_fa_en-845009.pdf</text:p>
          </table:table-cell>
          <table:table-cell office:value-type="string" calcext:value-type="string">
            <text:p>https://www.mouser.ca/ProductDetail/TDK/FA18C0G1H1R5CNU00?qs=sGAEpiMZZMt3KoXD5rJ2N29dp4N5a5oW2jRCkGZEmfI5%2BqimiAbaag%3D%3D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.6pf</text:p>
          </table:table-cell>
          <table:table-cell office:value-type="string" calcext:value-type="string">
            <text:p>Capacitors_ThroughHole:C_Disc_D3_P2.5</text:p>
          </table:table-cell>
          <table:table-cell office:value-type="string" calcext:value-type="string">
            <text:p>https://www.mouser.ca/datasheet/2/400/eadmlcc_halogenfree_fa_en-845009.pdf</text:p>
          </table:table-cell>
          <table:table-cell office:value-type="string" calcext:value-type="string">
            <text:p>https://www.mouser.ca/ProductDetail/TDK/FA18C0G1H1R5CNU00?qs=sGAEpiMZZMt3KoXD5rJ2N29dp4N5a5oW2jRCkGZEmfI5%2BqimiAbaag%3D%3D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ThroughHole:Resistor_Horizontal_RM10mm</text:p>
          </table:table-cell>
          <table:table-cell office:value-type="string" calcext:value-type="string">
            <text:p>https://www.mouser.ca/datasheet/2/427/vr25vr37vr68-837991.pdf</text:p>
          </table:table-cell>
          <table:table-cell office:value-type="string" calcext:value-type="string">
            <text:p>https://www.mouser.ca/ProductDetail/Vishay-BC-Components/VR37000001004FR500?qs=sGAEpiMZZMtlubZbdhIBIL6aF40j1MfhZigr1U8glrc%3D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ThroughHole:Resistor_Horizontal_RM10mm</text:p>
          </table:table-cell>
          <table:table-cell office:value-type="string" calcext:value-type="string">
            <text:p>https://www.mouser.ca/datasheet/2/427/vr25vr37vr68-837991.pdf</text:p>
          </table:table-cell>
          <table:table-cell office:value-type="string" calcext:value-type="string">
            <text:p>https://www.mouser.ca/ProductDetail/Vishay-BC-Components/VR37000001004FR500?qs=sGAEpiMZZMtlubZbdhIBIL6aF40j1MfhZigr1U8glrc%3D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ThroughHole:Resistor_Horizontal_RM10mm</text:p>
          </table:table-cell>
          <table:table-cell office:value-type="string" calcext:value-type="string">
            <text:p>https://www.mouser.ca/datasheet/2/427/vr25vr37vr68-837991.pdf</text:p>
          </table:table-cell>
          <table:table-cell office:value-type="string" calcext:value-type="string">
            <text:p>https://www.mouser.ca/ProductDetail/Vishay-BC-Components/VR37000001004FR500?qs=sGAEpiMZZMtlubZbdhIBIL6aF40j1MfhZigr1U8glrc%3D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ThroughHole:Resistor_Horizontal_RM10mm</text:p>
          </table:table-cell>
          <table:table-cell office:value-type="string" calcext:value-type="string">
            <text:p>https://www.mouser.ca/datasheet/2/427/vr25vr37vr68-837991.pdf</text:p>
          </table:table-cell>
          <table:table-cell office:value-type="string" calcext:value-type="string">
            <text:p>https://www.mouser.ca/ProductDetail/Vishay-BC-Components/VR37000001004FR500?qs=sGAEpiMZZMtlubZbdhIBIL6aF40j1MfhZigr1U8glrc%3D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ThroughHole:Resistor_Horizontal_RM10mm</text:p>
          </table:table-cell>
          <table:table-cell office:value-type="string" calcext:value-type="string">
            <text:p>https://www.mouser.ca/datasheet/2/427/vr25vr37vr68-837991.pdf</text:p>
          </table:table-cell>
          <table:table-cell office:value-type="string" calcext:value-type="string">
            <text:p>https://www.mouser.ca/ProductDetail/Vishay-BC-Components/VR37000001004FR500?qs=sGAEpiMZZMtlubZbdhIBIL6aF40j1MfhZigr1U8glrc%3D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CONN_01X12</text:p>
          </table:table-cell>
          <table:table-cell office:value-type="string" calcext:value-type="string">
            <text:p>footprint:connnector12-1</text:p>
          </table:table-cell>
          <table:table-cell office:value-type="string" calcext:value-type="string">
            <text:p>https://www.mouser.ca/datasheet/2/418/NG_CD_1445050_B5-1238100.pdf</text:p>
          </table:table-cell>
          <table:table-cell office:value-type="string" calcext:value-type="string">
            <text:p>https://www.mouser.ca/ProductDetail/TE-Connectivity-AMP/3-1445050-2?qs=sGAEpiMZZMuzXLcWrSfMr%2BPRuh9VCiHXHYdP5f2z%2BRs%3D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ThroughHole:Resistor_Horizontal_RM7mm</text:p>
          </table:table-cell>
          <table:table-cell office:value-type="string" calcext:value-type="string">
            <text:p>https://www.mouser.ca/datasheet/2/219/MF-MFS-RK-18760.pdf</text:p>
          </table:table-cell>
          <table:table-cell office:value-type="string" calcext:value-type="string">
            <text:p>https://www.mouser.ca/ProductDetail/KOA-Speer/MF1-4CCT52R2200F?qs=sGAEpiMZZMtlubZbdhIBIMlz%252BT8lH39Khd%2FESB0E%2F0o%3D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ThroughHole:Resistor_Horizontal_RM7mm</text:p>
          </table:table-cell>
          <table:table-cell office:value-type="string" calcext:value-type="string">
            <text:p>https://www.mouser.ca/datasheet/2/219/MF-MFS-RK-18760.pdf</text:p>
          </table:table-cell>
          <table:table-cell office:value-type="string" calcext:value-type="string">
            <text:p>https://www.mouser.ca/ProductDetail/KOA-Speer/MF1-4CCT52R2200F?qs=sGAEpiMZZMtlubZbdhIBIMlz%252BT8lH39Khd%2FESB0E%2F0o%3D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ThroughHole:Resistor_Horizontal_RM7mm</text:p>
          </table:table-cell>
          <table:table-cell office:value-type="string" calcext:value-type="string">
            <text:p>https://www.mouser.ca/datasheet/2/219/MF-MFS-RK-18760.pdf</text:p>
          </table:table-cell>
          <table:table-cell office:value-type="string" calcext:value-type="string">
            <text:p>https://www.mouser.ca/ProductDetail/KOA-Speer/MF1-4CCT52R2200F?qs=sGAEpiMZZMtlubZbdhIBIMlz%252BT8lH39Khd%2FESB0E%2F0o%3D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ThroughHole:Resistor_Horizontal_RM7mm</text:p>
          </table:table-cell>
          <table:table-cell office:value-type="string" calcext:value-type="string">
            <text:p>https://www.mouser.ca/datasheet/2/219/MF-MFS-RK-18760.pdf</text:p>
          </table:table-cell>
          <table:table-cell office:value-type="string" calcext:value-type="string">
            <text:p>https://www.mouser.ca/ProductDetail/KOA-Speer/MF1-4CCT52R2200F?qs=sGAEpiMZZMtlubZbdhIBIMlz%252BT8lH39Khd%2FESB0E%2F0o%3D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ThroughHole:Resistor_Horizontal_RM7mm</text:p>
          </table:table-cell>
          <table:table-cell office:value-type="string" calcext:value-type="string">
            <text:p>https://www.mouser.ca/datasheet/2/219/MF-MFS-RK-18760.pdf</text:p>
          </table:table-cell>
          <table:table-cell office:value-type="string" calcext:value-type="string">
            <text:p>https://www.mouser.ca/ProductDetail/KOA-Speer/MF1-4CCT52R2200F?qs=sGAEpiMZZMtlubZbdhIBIMlz%252BT8lH39Khd%2FESB0E%2F0o%3D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ThroughHole:Resistor_Horizontal_RM7mm</text:p>
          </table:table-cell>
          <table:table-cell office:value-type="string" calcext:value-type="string">
            <text:p>https://www.mouser.ca/datasheet/2/219/MF-MFS-RK-18760.pdf</text:p>
          </table:table-cell>
          <table:table-cell office:value-type="string" calcext:value-type="string">
            <text:p>https://www.mouser.ca/ProductDetail/KOA-Speer/MF1-4CCT52R2200F?qs=sGAEpiMZZMtlubZbdhIBIMlz%252BT8lH39Khd%2FESB0E%2F0o%3D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roughHole:Resistor_Horizontal_RM7mm</text:p>
          </table:table-cell>
          <table:table-cell office:value-type="string" calcext:value-type="string">
            <text:p>https://www.mouser.ca/datasheet/2/351/Xicon_XC-600046-1218702.pdf</text:p>
          </table:table-cell>
          <table:table-cell office:value-type="string" calcext:value-type="string">
            <text:p>https://www.mouser.ca/ProductDetail/Xicon/271-10K-RC?qs=sGAEpiMZZMu61qfTUdNhG%2FNICg4NOtz51bQLKR8aMJE%3D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roughHole:Resistor_Horizontal_RM7mm</text:p>
          </table:table-cell>
          <table:table-cell office:value-type="string" calcext:value-type="string">
            <text:p>https://www.mouser.ca/datasheet/2/351/Xicon_XC-600046-1218702.pdf</text:p>
          </table:table-cell>
          <table:table-cell office:value-type="string" calcext:value-type="string">
            <text:p>https://www.mouser.ca/ProductDetail/Xicon/271-10K-RC?qs=sGAEpiMZZMu61qfTUdNhG%2FNICg4NOtz51bQLKR8aMJE%3D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roughHole:Resistor_Horizontal_RM7mm</text:p>
          </table:table-cell>
          <table:table-cell office:value-type="string" calcext:value-type="string">
            <text:p>https://www.mouser.ca/datasheet/2/351/Xicon_XC-600046-1218702.pdf</text:p>
          </table:table-cell>
          <table:table-cell office:value-type="string" calcext:value-type="string">
            <text:p>https://www.mouser.ca/ProductDetail/Xicon/271-10K-RC?qs=sGAEpiMZZMu61qfTUdNhG%2FNICg4NOtz51bQLKR8aMJE%3D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roughHole:Resistor_Horizontal_RM7mm</text:p>
          </table:table-cell>
          <table:table-cell office:value-type="string" calcext:value-type="string">
            <text:p>https://www.mouser.ca/datasheet/2/351/Xicon_XC-600046-1218702.pdf</text:p>
          </table:table-cell>
          <table:table-cell office:value-type="string" calcext:value-type="string">
            <text:p>https://www.mouser.ca/ProductDetail/Xicon/271-10K-RC?qs=sGAEpiMZZMu61qfTUdNhG%2FNICg4NOtz51bQLKR8aMJE%3D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roughHole:Resistor_Horizontal_RM7mm</text:p>
          </table:table-cell>
          <table:table-cell office:value-type="string" calcext:value-type="string">
            <text:p>https://www.mouser.ca/datasheet/2/351/Xicon_XC-600046-1218702.pdf</text:p>
          </table:table-cell>
          <table:table-cell office:value-type="string" calcext:value-type="string">
            <text:p>https://www.mouser.ca/ProductDetail/Xicon/271-10K-RC?qs=sGAEpiMZZMu61qfTUdNhG%2FNICg4NOtz51bQLKR8aMJE%3D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roughHole:Resistor_Horizontal_RM7mm</text:p>
          </table:table-cell>
          <table:table-cell office:value-type="string" calcext:value-type="string">
            <text:p>https://www.mouser.ca/datasheet/2/351/Xicon_XC-600046-1218702.pdf</text:p>
          </table:table-cell>
          <table:table-cell office:value-type="string" calcext:value-type="string">
            <text:p>https://www.mouser.ca/ProductDetail/Xicon/271-10K-RC?qs=sGAEpiMZZMu61qfTUdNhG%2FNICg4NOtz51bQLKR8aMJE%3D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Resistors_ThroughHole:Resistor_Horizontal_RM10mm</text:p>
          </table:table-cell>
          <table:table-cell office:value-type="string" calcext:value-type="string">
            <text:p>https://www.mouser.ca/datasheet/2/219/MOS-16613.pdf</text:p>
          </table:table-cell>
          <table:table-cell office:value-type="string" calcext:value-type="string">
            <text:p>https://www.mouser.ca/ProductDetail/660-MOS1CT52A103J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roughHole:Resistor_Horizontal_RM10mm</text:p>
          </table:table-cell>
          <table:table-cell office:value-type="string" calcext:value-type="string">
            <text:p>https://www.mouser.ca/datasheet/2/219/MOS-16613.pdf</text:p>
          </table:table-cell>
          <table:table-cell office:value-type="string" calcext:value-type="string">
            <text:p>https://www.mouser.ca/ProductDetail/660-MOS1CT52A103J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uf&lt;</text:p>
          </table:table-cell>
          <table:table-cell office:value-type="string" calcext:value-type="string">
            <text:p>Capacitors_ThroughHole:C_Radial_D10_L20_P5</text:p>
          </table:table-cell>
          <table:table-cell office:value-type="string" calcext:value-type="string">
            <text:p>https://www.mouser.ca/datasheet/2/315/RDF0000C1260-1391675.pdf</text:p>
          </table:table-cell>
          <table:table-cell office:value-type="string" calcext:value-type="string">
            <text:p>https://www.mouser.ca/ProductDetail/Panasonic/EEU-FP1E102?qs=sGAEpiMZZMtZ1n0r9vR22e66vF2fXFUFbGwmHt0eVPciZZw52fpg6Q%3D%3D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uf&lt;</text:p>
          </table:table-cell>
          <table:table-cell office:value-type="string" calcext:value-type="string">
            <text:p>Capacitors_ThroughHole:C_Radial_D10_L20_P5</text:p>
          </table:table-cell>
          <table:table-cell office:value-type="string" calcext:value-type="string">
            <text:p>https://www.mouser.ca/datasheet/2/315/RDF0000C1260-1391675.pdf</text:p>
          </table:table-cell>
          <table:table-cell office:value-type="string" calcext:value-type="string">
            <text:p>https://www.mouser.ca/ProductDetail/Panasonic/EEU-FP1E102?qs=sGAEpiMZZMtZ1n0r9vR22e66vF2fXFUFbGwmHt0eVPciZZw52fpg6Q%3D%3D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ThroughHole:Resistor_Horizontal_RM10mm</text:p>
          </table:table-cell>
          <table:table-cell office:value-type="string" calcext:value-type="string">
            <text:p>https://www.mouser.ca/datasheet/2/427/vr25vr37vr68-837991.pdf</text:p>
          </table:table-cell>
          <table:table-cell office:value-type="string" calcext:value-type="string">
            <text:p>https://www.mouser.ca/ProductDetail/Vishay-BC-Components/VR37000001004FR500?qs=sGAEpiMZZMtlubZbdhIBIL6aF40j1MfhZigr1U8glrc%3D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s_ThroughHole:Resistor_Horizontal_RM7mm</text:p>
          </table:table-cell>
          <table:table-cell office:value-type="string" calcext:value-type="string">
            <text:p>https://www.mouser.ca/datasheet/2/427/rcmm-470085.pdf</text:p>
          </table:table-cell>
          <table:table-cell office:value-type="string" calcext:value-type="string">
            <text:p>https://www.mouser.ca/ProductDetail/Vishay-Sfernice/RCMM0210R0GKA20?qs=%2Fha2pyFadujydL%2FtWwYu9eWPwFSjYX7kbvXmtuQI4ao%3D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s_ThroughHole:Resistor_Horizontal_RM7mm</text:p>
          </table:table-cell>
          <table:table-cell office:value-type="string" calcext:value-type="string">
            <text:p>https://www.mouser.ca/datasheet/2/427/rcmm-470085.pdf</text:p>
          </table:table-cell>
          <table:table-cell office:value-type="string" calcext:value-type="string">
            <text:p>https://www.mouser.ca/ProductDetail/Vishay-Sfernice/RCMM0210R0GKA20?qs=%2Fha2pyFadujydL%2FtWwYu9eWPwFSjYX7kbvXmtuQI4ao%3D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s_ThroughHole:Resistor_Horizontal_RM7mm</text:p>
          </table:table-cell>
          <table:table-cell office:value-type="string" calcext:value-type="string">
            <text:p>https://www.mouser.ca/datasheet/2/427/rcmm-470085.pdf</text:p>
          </table:table-cell>
          <table:table-cell office:value-type="string" calcext:value-type="string">
            <text:p>https://www.mouser.ca/ProductDetail/Vishay-Sfernice/RCMM0210R0GKA20?qs=%2Fha2pyFadujydL%2FtWwYu9eWPwFSjYX7kbvXmtuQI4ao%3D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s_ThroughHole:Resistor_Horizontal_RM7mm</text:p>
          </table:table-cell>
          <table:table-cell office:value-type="string" calcext:value-type="string">
            <text:p>https://www.mouser.ca/datasheet/2/427/rcmm-470085.pdf</text:p>
          </table:table-cell>
          <table:table-cell office:value-type="string" calcext:value-type="string">
            <text:p>https://www.mouser.ca/ProductDetail/Vishay-Sfernice/RCMM0210R0GKA20?qs=%2Fha2pyFadujydL%2FtWwYu9eWPwFSjYX7kbvXmtuQI4ao%3D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s_ThroughHole:Resistor_Horizontal_RM7mm</text:p>
          </table:table-cell>
          <table:table-cell office:value-type="string" calcext:value-type="string">
            <text:p>https://www.mouser.ca/datasheet/2/427/rcmm-470085.pdf</text:p>
          </table:table-cell>
          <table:table-cell office:value-type="string" calcext:value-type="string">
            <text:p>https://www.mouser.ca/ProductDetail/Vishay-Sfernice/RCMM0210R0GKA20?qs=%2Fha2pyFadujydL%2FtWwYu9eWPwFSjYX7kbvXmtuQI4ao%3D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s_ThroughHole:Resistor_Horizontal_RM7mm</text:p>
          </table:table-cell>
          <table:table-cell office:value-type="string" calcext:value-type="string">
            <text:p>https://www.mouser.ca/datasheet/2/427/rcmm-470085.pdf</text:p>
          </table:table-cell>
          <table:table-cell office:value-type="string" calcext:value-type="string">
            <text:p>https://www.mouser.ca/ProductDetail/Vishay-Sfernice/RCMM0210R0GKA20?qs=%2Fha2pyFadujydL%2FtWwYu9eWPwFSjYX7kbvXmtuQI4ao%3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1T23:03:58.357729291</dc:date>
    <meta:editing-duration>PT30M27S</meta:editing-duration>
    <meta:editing-cycles>8</meta:editing-cycles>
    <meta:generator>LibreOffice/5.1.6.2$Linux_X86_64 LibreOffice_project/10m0$Build-2</meta:generator>
    <meta:document-statistic meta:table-count="1" meta:cell-count="290" meta:object-count="0"/>
  </office:meta>
</office:document-meta>
</file>